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horndale" svg:font-family="Thorndale" style:font-family-generic="roman"/>
    <style:font-face style:name="Thorndale1" svg:font-family="Thorndale" style:font-family-generic="roman" style:font-pitch="variable"/>
    <style:font-face style:name="Times New Roman" svg:font-family="'Times New Roman'"/>
  </office:font-face-decl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cm" table:align="margins" style:may-break-between-rows="true" table:border-model="collapsing"/>
    </style:style>
    <style:style style:name="Tableau2.A" style:family="table-column">
      <style:table-column-properties style:column-width="5.667cm" style:rel-column-width="21845*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000000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2.C1" style:family="table-cell">
      <style:table-cell-properties fo:background-color="#000000" fo:padding="0cm" fo:border="0.05pt solid #000000" style:writing-mode="page">
        <style:background-image/>
      </style:table-cell-properties>
    </style:style>
    <style:style style:name="Tableau2.A2" style:family="table-cell">
      <style:table-cell-properties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leau2.B2" style:family="table-cell" style:data-style-name="N10000">
      <style:table-cell-properties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leau2.C2" style:family="table-cell">
      <style:table-cell-properties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2.C3" style:family="table-cell">
      <style:table-cell-properties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2.C4" style:family="table-cell">
      <style:table-cell-properties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1" style:family="table">
      <style:table-properties style:width="16.995cm" table:align="left" style:may-break-between-rows="true" table:border-model="collapsing"/>
    </style:style>
    <style:style style:name="Tableau1.A" style:family="table-column">
      <style:table-column-properties style:column-width="4.193cm"/>
    </style:style>
    <style:style style:name="Tableau1.B" style:family="table-column">
      <style:table-column-properties style:column-width="2.198cm"/>
    </style:style>
    <style:style style:name="Tableau1.C" style:family="table-column">
      <style:table-column-properties style:column-width="2.3cm"/>
    </style:style>
    <style:style style:name="Tableau1.D" style:family="table-column">
      <style:table-column-properties style:column-width="2.605cm"/>
    </style:style>
    <style:style style:name="Tableau1.E" style:family="table-column">
      <style:table-column-properties style:column-width="2.503cm"/>
    </style:style>
    <style:style style:name="Tableau1.F" style:family="table-column">
      <style:table-column-properties style:column-width="3.196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000000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F1" style:family="table-cell">
      <style:table-cell-properties fo:background-color="#000000" fo:padding="0cm" fo:border="0.05pt solid #000000" style:writing-mode="page">
        <style:background-image/>
      </style:table-cell-properties>
    </style:style>
    <style:style style:name="Tableau1.A2" style:family="table-cell">
      <style:table-cell-properties fo:background-color="#dddddd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leau1.B2" style:family="table-cell">
      <style:table-cell-properties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leau1.F2" style:family="table-cell">
      <style:table-cell-properties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3" style:family="table">
      <style:table-properties style:width="6.207cm" fo:margin-left="3.759cm" table:align="left" fo:background-color="transparent" style:may-break-between-rows="true" table:border-model="collapsing">
        <style:background-image/>
      </style:table-properties>
    </style:style>
    <style:style style:name="Tableau3.A" style:family="table-column">
      <style:table-column-properties style:column-width="4.009cm"/>
    </style:style>
    <style:style style:name="Tableau3.B" style:family="table-column">
      <style:table-column-properties style:column-width="2.198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000000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3.B1" style:family="table-cell">
      <style:table-cell-properties fo:background-color="#000000" fo:padding="0cm" fo:border="0.05pt solid #000000" style:writing-mode="page">
        <style:background-image/>
      </style:table-cell-properties>
    </style:style>
    <style:style style:name="Tableau3.A2" style:family="table-cell">
      <style:table-cell-properties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leau3.B2" style:family="table-cell" style:data-style-name="N10000">
      <style:table-cell-properties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3.3" style:family="table-row">
      <style:table-row-properties fo:background-color="transparent" fo:keep-together="auto">
        <style:background-image/>
      </style:table-row-properties>
    </style:style>
    <style:style style:name="P1" style:family="paragraph" style:parent-style-name="Heading_20_1">
      <style:text-properties officeooo:paragraph-rsid="00149cfa"/>
    </style:style>
    <style:style style:name="P2" style:family="paragraph" style:parent-style-name="Heading_20_2">
      <style:text-properties officeooo:paragraph-rsid="00149cfa"/>
    </style:style>
    <style:style style:name="P3" style:family="paragraph" style:parent-style-name="Heading_20_3">
      <style:text-properties fo:font-style="normal" officeooo:rsid="00748f71" officeooo:paragraph-rsid="00149cfa" style:font-style-asian="normal" style:font-style-complex="normal"/>
    </style:style>
    <style:style style:name="P4" style:family="paragraph" style:parent-style-name="Heading_20_3">
      <style:text-properties officeooo:paragraph-rsid="00149cfa"/>
    </style:style>
    <style:style style:name="P5" style:family="paragraph" style:parent-style-name="Standard">
      <style:text-properties fo:font-style="italic" officeooo:rsid="0045285e" officeooo:paragraph-rsid="00149cfa" style:font-style-asian="italic" style:font-style-complex="italic"/>
    </style:style>
    <style:style style:name="P6" style:family="paragraph" style:parent-style-name="Standard">
      <style:text-properties fo:font-style="italic" officeooo:rsid="002229d3" officeooo:paragraph-rsid="00149cfa" style:font-style-asian="italic" style:font-style-complex="italic"/>
    </style:style>
    <style:style style:name="P7" style:family="paragraph" style:parent-style-name="Standard">
      <style:text-properties fo:font-style="italic" officeooo:rsid="0020d07a" officeooo:paragraph-rsid="00149cfa" style:font-style-asian="italic" style:font-style-complex="italic"/>
    </style:style>
    <style:style style:name="P8" style:family="paragraph" style:parent-style-name="Standard">
      <style:text-properties fo:font-style="italic" officeooo:rsid="005df4a2" officeooo:paragraph-rsid="00149cfa" style:font-style-asian="italic" style:font-style-complex="italic"/>
    </style:style>
    <style:style style:name="P9" style:family="paragraph" style:parent-style-name="Standard">
      <style:text-properties fo:font-style="italic" officeooo:rsid="0052434a" officeooo:paragraph-rsid="00149cfa" style:font-style-asian="italic" style:font-style-complex="italic"/>
    </style:style>
    <style:style style:name="P10" style:family="paragraph" style:parent-style-name="Standard">
      <style:text-properties fo:font-style="italic" officeooo:rsid="005544b8" officeooo:paragraph-rsid="00149cfa" style:font-style-asian="italic" style:font-style-complex="italic"/>
    </style:style>
    <style:style style:name="P11" style:family="paragraph" style:parent-style-name="Standard">
      <style:text-properties fo:font-style="italic" officeooo:rsid="00748f71" officeooo:paragraph-rsid="00149cfa" style:font-style-asian="italic" style:font-style-complex="italic"/>
    </style:style>
    <style:style style:name="P12" style:family="paragraph" style:parent-style-name="Standard">
      <style:text-properties officeooo:rsid="00280ba7" officeooo:paragraph-rsid="00149cfa"/>
    </style:style>
    <style:style style:name="P13" style:family="paragraph" style:parent-style-name="Standard">
      <style:text-properties style:text-position="super 58%" officeooo:rsid="00280ba7" officeooo:paragraph-rsid="00149cfa"/>
    </style:style>
    <style:style style:name="P14" style:family="paragraph" style:parent-style-name="Standard">
      <style:text-properties officeooo:rsid="0045285e" officeooo:paragraph-rsid="00149cfa"/>
    </style:style>
    <style:style style:name="P15" style:family="paragraph" style:parent-style-name="Standard">
      <style:text-properties officeooo:rsid="001f0c8b" officeooo:paragraph-rsid="00149cfa"/>
    </style:style>
    <style:style style:name="P16" style:family="paragraph" style:parent-style-name="Standard">
      <style:text-properties officeooo:rsid="006686da" officeooo:paragraph-rsid="00149cfa"/>
    </style:style>
    <style:style style:name="P17" style:family="paragraph" style:parent-style-name="Standard">
      <style:text-properties officeooo:rsid="0020d07a" officeooo:paragraph-rsid="00149cfa"/>
    </style:style>
    <style:style style:name="P18" style:family="paragraph" style:parent-style-name="Standard">
      <style:text-properties officeooo:rsid="005df4a2" officeooo:paragraph-rsid="00149cfa"/>
    </style:style>
    <style:style style:name="P19" style:family="paragraph" style:parent-style-name="Standard">
      <style:text-properties officeooo:rsid="003093bf" officeooo:paragraph-rsid="00149cfa"/>
    </style:style>
    <style:style style:name="P20" style:family="paragraph" style:parent-style-name="Standard" style:list-style-name="L1">
      <style:text-properties officeooo:rsid="0034a614" officeooo:paragraph-rsid="00149cfa"/>
    </style:style>
    <style:style style:name="P21" style:family="paragraph" style:parent-style-name="Standard">
      <style:text-properties officeooo:rsid="0034a614" officeooo:paragraph-rsid="00149cfa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Thorndale" fo:font-size="12pt" fo:font-style="normal" fo:text-shadow="none" style:text-underline-style="none" fo:font-weight="normal" officeooo:rsid="0066def7" officeooo:paragraph-rsid="00149c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text-properties officeooo:rsid="003f4bbb" officeooo:paragraph-rsid="00149cfa"/>
    </style:style>
    <style:style style:name="P24" style:family="paragraph" style:parent-style-name="Standard">
      <style:text-properties fo:font-style="normal" officeooo:rsid="00748f71" officeooo:paragraph-rsid="00149cfa" style:font-style-asian="normal" style:font-style-complex="normal"/>
    </style:style>
    <style:style style:name="P25" style:family="paragraph" style:parent-style-name="Standard">
      <style:text-properties officeooo:paragraph-rsid="00149cfa"/>
    </style:style>
    <style:style style:name="P26" style:family="paragraph" style:parent-style-name="Subtitle">
      <style:text-properties officeooo:paragraph-rsid="00149cfa"/>
    </style:style>
    <style:style style:name="P27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42de13" officeooo:paragraph-rsid="00149cfa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paragraph-rsid="00149cfa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paragraph-rsid="00149cfa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margin-top="0.201cm" fo:margin-bottom="0.2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Thorndale1" fo:font-size="12pt" fo:font-style="normal" fo:text-shadow="none" style:text-underline-style="none" fo:font-weight="bold" officeooo:paragraph-rsid="00149c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margin-top="0.201cm" fo:margin-bottom="0.2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Thorndale1" fo:font-size="12pt" fo:font-style="normal" fo:text-shadow="none" style:text-underline-style="none" fo:font-weight="bold" officeooo:rsid="00312fe7" officeooo:paragraph-rsid="00149c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horndale1" fo:font-size="12pt" fo:font-style="normal" fo:text-shadow="none" style:text-underline-style="none" fo:font-weight="bold" officeooo:rsid="0018ecce" officeooo:paragraph-rsid="0018ecc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horndale1" fo:font-size="12pt" fo:font-style="normal" fo:text-shadow="none" style:text-underline-style="none" fo:font-weight="normal" officeooo:rsid="0066def7" officeooo:paragraph-rsid="00149c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horndale1" fo:font-size="12pt" fo:font-style="normal" fo:text-shadow="none" style:text-underline-style="none" fo:font-weight="normal" officeooo:rsid="0097b0fe" officeooo:paragraph-rsid="00149c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horndale1" fo:font-size="12pt" fo:font-style="normal" fo:text-shadow="none" style:text-underline-style="none" fo:font-weight="normal" officeooo:rsid="0098af85" officeooo:paragraph-rsid="00149c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horndale1" fo:font-size="12pt" fo:font-style="normal" fo:text-shadow="none" style:text-underline-style="none" fo:font-weight="normal" officeooo:rsid="003f4bbb" officeooo:paragraph-rsid="00149c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horndale" fo:font-size="12pt" fo:font-style="normal" fo:text-shadow="none" style:text-underline-style="none" fo:font-weight="bold" officeooo:rsid="0018ecce" officeooo:paragraph-rsid="0018ecc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margin-top="0.201cm" fo:margin-bottom="0.201cm" style:contextual-spacing="false" fo:text-align="start" style:justify-single-word="false"/>
      <style:text-properties fo:color="#000000" loext:opacity="100%" style:text-outline="false" style:text-line-through-style="none" style:text-line-through-type="none" style:text-position="0% 100%" style:font-name="Thorndale1" fo:font-size="12pt" fo:font-style="normal" fo:text-shadow="none" style:text-underline-style="none" fo:font-weight="normal" officeooo:rsid="00184534" officeooo:paragraph-rsid="001845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margin-top="0.201cm" fo:margin-bottom="0.201cm" style:contextual-spacing="false" fo:text-align="start" style:justify-single-word="false"/>
      <style:text-properties fo:color="#000000" loext:opacity="100%" style:text-outline="false" style:text-line-through-style="none" style:text-line-through-type="none" style:text-position="0% 100%" style:font-name="Thorndale1" fo:font-size="12pt" fo:font-style="normal" fo:text-shadow="none" style:text-underline-style="none" fo:font-weight="normal" officeooo:rsid="00312fe7" officeooo:paragraph-rsid="00149c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margin-top="0.201cm" fo:margin-bottom="0.201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Thorndale1" fo:font-size="12pt" fo:font-style="italic" fo:text-shadow="none" style:text-underline-style="none" fo:font-weight="bold" officeooo:rsid="00312fe7" officeooo:paragraph-rsid="00149cfa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Thorndale1" fo:font-size="12pt" fo:font-style="italic" fo:text-shadow="none" style:text-underline-style="none" fo:font-weight="bold" officeooo:rsid="0066def7" officeooo:paragraph-rsid="00149cfa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Thorndale1" fo:font-size="12pt" fo:font-style="italic" fo:text-shadow="none" style:text-underline-style="none" fo:font-weight="bold" officeooo:rsid="003f4bbb" officeooo:paragraph-rsid="00149cfa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Thorndale1" fo:font-size="12pt" fo:font-style="italic" fo:text-shadow="none" style:text-underline-style="none" fo:font-weight="bold" officeooo:rsid="003f4bbb" officeooo:paragraph-rsid="00149cfa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style:font-name="Thorndale" officeooo:paragraph-rsid="00149cfa"/>
    </style:style>
    <style:style style:name="P45" style:family="paragraph" style:parent-style-name="Table_20_Contents">
      <style:paragraph-properties fo:text-align="start" style:justify-single-word="false"/>
      <style:text-properties style:font-name="Times New Roman" officeooo:paragraph-rsid="00149cfa"/>
    </style:style>
    <style:style style:name="P46" style:family="paragraph" style:parent-style-name="Text_20_body">
      <style:text-properties fo:font-style="italic" officeooo:rsid="009e8d45" officeooo:paragraph-rsid="00149cfa" style:font-style-asian="italic" style:font-style-complex="italic"/>
    </style:style>
    <style:style style:name="P47" style:family="paragraph" style:parent-style-name="Text_20_body">
      <style:text-properties officeooo:rsid="0042de13" officeooo:paragraph-rsid="00149cfa"/>
    </style:style>
    <style:style style:name="P48" style:family="paragraph" style:parent-style-name="Text_20_body">
      <style:text-properties officeooo:paragraph-rsid="00149cfa"/>
    </style:style>
    <style:style style:name="P49" style:family="paragraph" style:parent-style-name="Title">
      <style:text-properties officeooo:paragraph-rsid="00149cfa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811797"/>
    </style:style>
    <style:style style:name="T3" style:family="text">
      <style:text-properties style:text-position="0% 100%" officeooo:rsid="009e8d45"/>
    </style:style>
    <style:style style:name="T4" style:family="text">
      <style:text-properties style:text-position="0% 100%" officeooo:rsid="00a247f3"/>
    </style:style>
    <style:style style:name="T5" style:family="text">
      <style:text-properties style:text-position="0% 100%" officeooo:rsid="001ac3b6"/>
    </style:style>
    <style:style style:name="T6" style:family="text">
      <style:text-properties officeooo:rsid="00906296"/>
    </style:style>
    <style:style style:name="T7" style:family="text">
      <style:text-properties officeooo:rsid="00a6db26"/>
    </style:style>
    <style:style style:name="T8" style:family="text">
      <style:text-properties officeooo:rsid="002a5b72"/>
    </style:style>
    <style:style style:name="T9" style:family="text">
      <style:text-properties officeooo:rsid="0028d9f0"/>
    </style:style>
    <style:style style:name="T10" style:family="text">
      <style:text-properties officeooo:rsid="006350a2"/>
    </style:style>
    <style:style style:name="T11" style:family="text">
      <style:text-properties officeooo:rsid="002f9f04"/>
    </style:style>
    <style:style style:name="T12" style:family="text">
      <style:text-properties style:text-position="sub 58%"/>
    </style:style>
    <style:style style:name="T13" style:family="text">
      <style:text-properties style:text-position="sub 58%" officeooo:rsid="00312fe7"/>
    </style:style>
    <style:style style:name="T14" style:family="text">
      <style:text-properties style:text-position="sub 58%" fo:font-style="italic" style:font-style-asian="italic" style:font-style-complex="italic"/>
    </style:style>
    <style:style style:name="T15" style:family="text">
      <style:text-properties style:text-position="sub 58%" fo:font-style="italic" officeooo:rsid="00312fe7" style:font-style-asian="italic" style:font-style-complex="italic"/>
    </style:style>
    <style:style style:name="T16" style:family="text">
      <style:text-properties officeooo:rsid="00907281"/>
    </style:style>
    <style:style style:name="T17" style:family="text">
      <style:text-properties officeooo:rsid="007edac5"/>
    </style:style>
    <style:style style:name="T18" style:family="text">
      <style:text-properties officeooo:rsid="0020d07a"/>
    </style:style>
    <style:style style:name="T19" style:family="text">
      <style:text-properties officeooo:rsid="00347f50"/>
    </style:style>
    <style:style style:name="T20" style:family="text">
      <style:text-properties officeooo:rsid="0052434a"/>
    </style:style>
    <style:style style:name="T21" style:family="text">
      <style:text-properties officeooo:rsid="00a43b67"/>
    </style:style>
    <style:style style:name="T22" style:family="text">
      <style:text-properties officeooo:rsid="0046d175"/>
    </style:style>
    <style:style style:name="T23" style:family="text">
      <style:text-properties officeooo:rsid="0045285e"/>
    </style:style>
    <style:style style:name="T24" style:family="text">
      <style:text-properties officeooo:rsid="0092f660"/>
    </style:style>
    <style:style style:name="T25" style:family="text">
      <style:text-properties officeooo:rsid="005df4a2"/>
    </style:style>
    <style:style style:name="T26" style:family="text">
      <style:text-properties officeooo:rsid="00948135"/>
    </style:style>
    <style:style style:name="T27" style:family="text">
      <style:text-properties officeooo:rsid="00762297"/>
    </style:style>
    <style:style style:name="T28" style:family="text">
      <style:text-properties officeooo:rsid="0076c9d8"/>
    </style:style>
    <style:style style:name="T29" style:family="text">
      <style:text-properties officeooo:rsid="009581de"/>
    </style:style>
    <style:style style:name="T30" style:family="text">
      <style:text-properties officeooo:rsid="00386378"/>
    </style:style>
    <style:style style:name="T31" style:family="text">
      <style:text-properties officeooo:rsid="006dbc24"/>
    </style:style>
    <style:style style:name="T32" style:family="text">
      <style:text-properties officeooo:rsid="0097b0fe"/>
    </style:style>
    <style:style style:name="T33" style:family="text">
      <style:text-properties style:text-emphasize="none"/>
    </style:style>
    <style:style style:name="T34" style:family="text">
      <style:text-properties officeooo:rsid="00a4ebbf"/>
    </style:style>
    <style:style style:name="T35" style:family="text">
      <style:text-properties officeooo:rsid="0040e031"/>
    </style:style>
    <style:style style:name="T36" style:family="text">
      <style:text-properties officeooo:rsid="00a2211f"/>
    </style:style>
    <style:style style:name="T37" style:family="text">
      <style:text-properties officeooo:rsid="00a247f3"/>
    </style:style>
    <style:style style:name="T38" style:family="text">
      <style:text-properties officeooo:rsid="00149cfa"/>
    </style:style>
    <style:style style:name="T39" style:family="text">
      <style:text-properties officeooo:rsid="00169638"/>
    </style:style>
    <style:style style:name="T40" style:family="text">
      <style:text-properties fo:font-weight="bold" officeooo:rsid="00169638" style:font-weight-asian="bold" style:font-weight-complex="bold"/>
    </style:style>
    <style:style style:name="T41" style:family="text">
      <style:text-properties officeooo:rsid="00184534"/>
    </style:style>
    <style:style style:name="T42" style:family="text">
      <style:text-properties officeooo:rsid="001ac3b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Représentation de l’information</text:p>
      <text:p text:style-name="P26">Test 1 – 2022 - <text:span text:style-name="T6">rattrapage </text:span><text:span text:style-name="T38">CORRECTION</text:span></text:p>
      <text:p text:style-name="P48"/>
      <text:p text:style-name="P47">Nom : ……………………………………………………..</text:p>
      <text:p text:style-name="P47">Prénom : …………………………………………………. </text:p>
      <text:p text:style-name="P47">Classe : ……………………………………………………</text:p>
      <table:table table:name="Tableau4" table:style-name="Tableau4" table:template-name="Default Style">
        <table:table-column table:style-name="Tableau4.A"/>
        <table:table-column table:style-name="Tableau4.B"/>
        <table:table-row table:style-name="TableLine376179712">
          <table:table-cell table:style-name="Tableau4.A1" office:value-type="string">
            <text:p text:style-name="P27">Nombre de points</text:p>
          </table:table-cell>
          <table:table-cell table:style-name="Tableau4.B1" office:value-type="string">
            <text:p text:style-name="P28">/ <text:span text:style-name="T7">18</text:span></text:p>
          </table:table-cell>
        </table:table-row>
        <table:table-row table:style-name="TableLine377029344">
          <table:table-cell table:style-name="Tableau4.A2" office:value-type="string">
            <text:p text:style-name="P27">Note</text:p>
          </table:table-cell>
          <table:table-cell table:style-name="Tableau4.B2" office:value-type="string">
            <text:p text:style-name="P29"/>
          </table:table-cell>
        </table:table-row>
      </table:table>
      <text:h text:style-name="P1" text:outline-level="1"><text:span text:style-name="T8">A. </text:span>Notation binaire, décimale et hexadécimale</text:h>
      <text:h text:style-name="P2" text:outline-level="2">Question 1 <text:span text:style-name="T9">(1 point)</text:span></text:h>
      <text:p text:style-name="P12"/>
      <text:p text:style-name="P12">Combien faut-il de bits pour coder les valeurs <text:span text:style-name="T10">décimales</text:span> <text:span text:style-name="T11">entières</text:span> de 0<text:span text:style-name="T12">10</text:span> à <text:span text:style-name="T16">511</text:span><text:span text:style-name="T12">10 </text:span><text:span text:style-name="T1">?</text:span></text:p>
      <text:p text:style-name="P13"><text:s/></text:p>
      <text:p text:style-name="P14">Conseil : pour répondre à la question, vous pouvez remplir un tableau avec les puissances de 2 et leur<text:span text:style-name="T17">s</text:span> valeur<text:span text:style-name="T17">s</text:span> en décimal </text:p>
      <text:p text:style-name="P14"/>
      <text:p text:style-name="P5">Réponse : <text:span text:style-name="T40">9</text:span></text:p>
      <text:p text:style-name="P25"/>
      <text:h text:style-name="P2" text:outline-level="2"><text:span text:style-name="T18">Question</text:span> <text:span text:style-name="T9">3</text:span> : Conversions en binaire, décimal et hexadécimal <text:span text:style-name="T19">(</text:span><text:span text:style-name="T20">5</text:span><text:span text:style-name="T19"> points)</text:span></text:h>
      <text:p text:style-name="P15">Complétez le tableau suivant :</text:p>
      <text:p text:style-name="P15"/>
      <table:table table:name="Tableau2" table:style-name="Tableau2" table:template-name="Black 1">
        <table:table-column table:style-name="Tableau2.A" table:number-columns-repeated="3"/>
        <table:table-row table:style-name="Tableau2.1">
          <table:table-cell table:style-name="Tableau2.A1" office:value-type="string">
            <text:p text:style-name="P40">Notation binaire</text:p>
          </table:table-cell>
          <table:table-cell table:style-name="Tableau2.A1" office:value-type="string">
            <text:p text:style-name="P40">Notation décimale</text:p>
          </table:table-cell>
          <table:table-cell table:style-name="Tableau2.C1" office:value-type="string">
            <text:p text:style-name="P40">Notation Hexadéclimale</text:p>
          </table:table-cell>
        </table:table-row>
        <table:table-row table:style-name="Tableau2.1">
          <table:table-cell table:style-name="Tableau2.A2" office:value-type="string">
            <text:p text:style-name="P30">1000101011100<text:span text:style-name="T13">2</text:span></text:p>
          </table:table-cell>
          <table:table-cell table:style-name="Tableau2.B2" office:value-type="float" office:value="4444">
            <text:p text:style-name="P38">4444</text:p>
          </table:table-cell>
          <table:table-cell table:style-name="Tableau2.C2" office:value-type="string">
            <text:p text:style-name="P38">115C</text:p>
          </table:table-cell>
        </table:table-row>
        <table:table-row table:style-name="Tableau2.1">
          <table:table-cell table:style-name="Tableau2.A2" office:value-type="string">
            <text:p text:style-name="P39">1100101011111110</text:p>
          </table:table-cell>
          <table:table-cell table:style-name="Tableau2.B2" office:value-type="float" office:value="51966">
            <text:p text:style-name="P38">51966</text:p>
          </table:table-cell>
          <table:table-cell table:style-name="Tableau2.C3" office:value-type="string">
            <text:p text:style-name="P30"><text:span text:style-name="T21">CAFE</text:span><text:span text:style-name="T15">16</text:span></text:p>
          </table:table-cell>
        </table:table-row>
        <table:table-row table:style-name="Tableau2.1">
          <table:table-cell table:style-name="Tableau2.A2" office:value-type="string">
            <text:p text:style-name="P39">10011010010</text:p>
          </table:table-cell>
          <table:table-cell table:style-name="Tableau2.B2" office:value-type="float" office:value="123410">
            <text:p text:style-name="P31"><text:span text:style-name="T21">1234</text:span><text:span text:style-name="T14">10</text:span></text:p>
          </table:table-cell>
          <table:table-cell table:style-name="Tableau2.C4" office:value-type="string">
            <text:p text:style-name="P38">4D2</text:p>
          </table:table-cell>
        </table:table-row>
      </table:table>
      <text:p text:style-name="P15"/>
      <text:p text:style-name="P16">Vous pouvez utiliser une feuille blanche annexe pour les calculs.</text:p>
      <text:h text:style-name="P1" text:outline-level="1"><text:span text:style-name="T8">B. </text:span>Les codes couleur</text:h>
      <text:p text:style-name="P17">Lorsqu’on utilise le code couleur RGB (Red – Green – Blue), il est d’usage de coder chaque couleur primaire à l’aide d’un octet <text:span text:style-name="T22">(8 bits)</text:span>. <text:span text:style-name="T23">Il faut donc 3 octets </text:span><text:span text:style-name="T22">(24 bits)</text:span><text:span text:style-name="T23"> pour coder une couleur.</text:span></text:p>
      <text:p text:style-name="P17"/>
      <text:h text:style-name="P2" text:outline-level="2"><text:soft-page-break/>Question <text:span text:style-name="T9">4</text:span> <text:span text:style-name="T9">(2 points)</text:span> </text:h>
      <text:p text:style-name="P17">Combien de nuances <text:span text:style-name="T24">de gris </text:span>possibles est-il possible de coder avec le système RGB. Donnez la réponse en décimal et en hexadécimal</text:p>
      <text:p text:style-name="P17"/>
      <text:p text:style-name="P6">En hexadécimal : <text:span text:style-name="T41">100</text:span></text:p>
      <text:p text:style-name="P6"/>
      <text:p text:style-name="P6">En décimal :<text:span text:style-name="T41">256</text:span></text:p>
      <text:p text:style-name="P6"/>
      <text:h text:style-name="P2" text:outline-level="2">Question <text:span text:style-name="T9">5.</text:span><text:span text:style-name="T25">1</text:span>  <text:span text:style-name="T9">(</text:span><text:span text:style-name="T25">1</text:span><text:span text:style-name="T9"> points)</text:span></text:h>
      <text:p text:style-name="P17"/>
      <text:p text:style-name="P17">La couleur noir vaut 000000<text:span text:style-name="T12">16</text:span> et la couleur blanc vaut FFFFFF<text:span text:style-name="T12">16</text:span>. Quelle est le nom (en français) de la «couleur» <text:span text:style-name="T26">AAAAAA</text:span><text:span text:style-name="T12">16</text:span> et se situe-t-elle plutôt du côté noir, ou plutôt du côté blanc ?</text:p>
      <text:p text:style-name="P17"/>
      <text:p text:style-name="P7">Réponse :<text:span text:style-name="T41">Gris clair, côté blanc</text:span></text:p>
      <text:p text:style-name="P17"/>
      <text:h text:style-name="P2" text:outline-level="2">Question 5.2 (1 point)</text:h>
      <text:p text:style-name="P17"/>
      <text:p text:style-name="P18">Quelle est la <text:span text:style-name="T27">couleur</text:span> dominante de la couleur <text:span text:style-name="T28">RGB :</text:span> (<text:span text:style-name="T29">0</text:span>0010110<text:span text:style-name="T12">2</text:span>, 0<text:span text:style-name="T29">1</text:span>011010<text:span text:style-name="T12">2</text:span>, 00<text:span text:style-name="T29">1</text:span>0<text:span text:style-name="T29">1</text:span>000<text:span text:style-name="T12">2</text:span>) ?</text:p>
      <text:p text:style-name="P18"/>
      <text:p text:style-name="P8">Réponse :<text:span text:style-name="T41">Vert</text:span></text:p>
      <text:p text:style-name="P17"/>
      <text:h text:style-name="P1" text:outline-level="1">C. Le son</text:h>
      <text:p text:style-name="P19"/>
      <text:p text:style-name="P21">La numérisation d’un son passe par 3 étapes :</text:p>
      <text:p text:style-name="P21"/>
      <text:list xml:id="list2741548033" text:style-name="L1">
        <text:list-item>
          <text:p text:style-name="P20">L’échantillonnage</text:p>
        </text:list-item>
        <text:list-item>
          <text:p text:style-name="P20">La quantification</text:p>
        </text:list-item>
        <text:list-item>
          <text:p text:style-name="P20">l’encodage</text:p>
        </text:list-item>
      </text:list>
      <text:h text:style-name="P2" text:outline-level="2">Question 6 <text:span text:style-name="T30">(</text:span><text:span text:style-name="T31">5</text:span><text:span text:style-name="T30"> points)</text:span></text:h>
      <table:table table:name="Tableau1" table:style-name="Tableau1" table:template-name="Black 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 table:style-name="Tableau1.1">
            <table:table-cell table:style-name="Tableau1.A1" office:value-type="string">
              <text:p text:style-name="P41">Question</text:p>
            </table:table-cell>
            <table:table-cell table:style-name="Tableau1.A1" office:value-type="string">
              <text:p text:style-name="P41">A</text:p>
            </table:table-cell>
            <table:table-cell table:style-name="Tableau1.A1" office:value-type="string">
              <text:p text:style-name="P41">B</text:p>
            </table:table-cell>
            <table:table-cell table:style-name="Tableau1.A1" office:value-type="string">
              <text:p text:style-name="P41">C</text:p>
            </table:table-cell>
            <table:table-cell table:style-name="Tableau1.A1" office:value-type="string">
              <text:p text:style-name="P41">D</text:p>
            </table:table-cell>
            <table:table-cell table:style-name="Tableau1.F1" office:value-type="string">
              <text:p text:style-name="P41">Votre réponse (plusieurs possibilités)</text:p>
            </table:table-cell>
          </table:table-row>
        </table:table-header-rows>
        <table:table-row table:style-name="Tableau1.1">
          <table:table-cell table:style-name="Tableau1.A2" office:value-type="string">
            <text:p text:style-name="P33">L<text:span text:style-name="T32">a période d’un signal <text:s/>...</text:span></text:p>
          </table:table-cell>
          <table:table-cell table:style-name="Tableau1.B2" office:value-type="string">
            <text:p text:style-name="P34">Se mesure en Hz</text:p>
          </table:table-cell>
          <table:table-cell table:style-name="Tableau1.B2" office:value-type="string">
            <text:p text:style-name="P34">Est l’inverse de la fréquence</text:p>
          </table:table-cell>
          <table:table-cell table:style-name="Tableau1.B2" office:value-type="string">
            <text:p text:style-name="P34">Représente le temps au bout duquel un signal se répète lui-même</text:p>
          </table:table-cell>
          <table:table-cell table:style-name="Tableau1.B2" office:value-type="string">
            <text:p text:style-name="P34">Ne peut pas se mesurer</text:p>
          </table:table-cell>
          <table:table-cell table:style-name="Tableau1.F2" office:value-type="string">
            <text:p text:style-name="P32">B, C</text:p>
          </table:table-cell>
        </table:table-row>
        <table:table-row table:style-name="Tableau1.1">
          <table:table-cell table:style-name="Tableau1.A2" office:value-type="string">
            <text:p text:style-name="P34">Un son de fréquence 500 Hz</text:p>
          </table:table-cell>
          <table:table-cell table:style-name="Tableau1.B2" office:value-type="string">
            <text:p text:style-name="P34">A une période plus grande qu’un son de 400 Hz</text:p>
          </table:table-cell>
          <table:table-cell table:style-name="Tableau1.B2" office:value-type="string">
            <text:p text:style-name="P34">Est plus aigu qu’un son de fréquence 400 Hz</text:p>
          </table:table-cell>
          <table:table-cell table:style-name="Tableau1.B2" office:value-type="string">
            <text:p text:style-name="P34">Est en dehors de la zone audible de l’oreille humaine</text:p>
          </table:table-cell>
          <table:table-cell table:style-name="Tableau1.B2" office:value-type="string">
            <text:p text:style-name="P35">Est plus bas qu’un son de fréquence 1000 Hz</text:p>
          </table:table-cell>
          <table:table-cell table:style-name="Tableau1.F2" office:value-type="string">
            <text:p text:style-name="P32">B</text:p>
          </table:table-cell>
        </table:table-row>
        <table:table-row table:style-name="Tableau1.1">
          <table:table-cell table:style-name="Tableau1.A2" office:value-type="string">
            <text:p text:style-name="P22"><text:span text:style-name="T33">Choisir une fréquence d’échantillonnage mal </text:span><text:soft-page-break/><text:span text:style-name="T33">adaptée à un signal sonore comme un morceau de musique ou une note de piano …</text:span></text:p>
          </table:table-cell>
          <table:table-cell table:style-name="Tableau1.B2" office:value-type="string">
            <text:p text:style-name="P44">se perçoit à l’oreille si <text:soft-page-break/>elle est trop basse</text:p>
          </table:table-cell>
          <table:table-cell table:style-name="Tableau1.B2" office:value-type="string">
            <text:p text:style-name="P44">n’a pas vraiment <text:soft-page-break/>d’importance à l’écoute</text:p>
          </table:table-cell>
          <table:table-cell table:style-name="Tableau1.B2" office:value-type="string">
            <text:p text:style-name="P44">peut consommer de <text:soft-page-break/>la mémoire machine inutilement</text:p>
          </table:table-cell>
          <table:table-cell table:style-name="Tableau1.B2" office:value-type="string">
            <text:p text:style-name="P44">se perçoit à l’oreille si elle <text:soft-page-break/>est trop haute </text:p>
          </table:table-cell>
          <table:table-cell table:style-name="Tableau1.F2" office:value-type="string">
            <text:p text:style-name="P32">A, C</text:p>
          </table:table-cell>
        </table:table-row>
        <table:table-row table:style-name="Tableau1.1">
          <table:table-cell table:style-name="Tableau1.A2" office:value-type="string">
            <text:p text:style-name="P45">Le spectre audible est environ …</text:p>
          </table:table-cell>
          <table:table-cell table:style-name="Tableau1.B2" office:value-type="string">
            <text:p text:style-name="P45">de 500Hz à 40000Hz</text:p>
          </table:table-cell>
          <table:table-cell table:style-name="Tableau1.B2" office:value-type="string">
            <text:p text:style-name="P45">de 50Hz à 5000Hz</text:p>
          </table:table-cell>
          <table:table-cell table:style-name="Tableau1.B2" office:value-type="string">
            <text:p text:style-name="P45">de 20Hz à 20kHz</text:p>
          </table:table-cell>
          <table:table-cell table:style-name="Tableau1.B2" office:value-type="string">
            <text:p text:style-name="P45">au-delà de 30kHz</text:p>
          </table:table-cell>
          <table:table-cell table:style-name="Tableau1.F2" office:value-type="string">
            <text:p text:style-name="P32">C</text:p>
          </table:table-cell>
        </table:table-row>
        <table:table-row table:style-name="Tableau1.1">
          <table:table-cell table:style-name="Tableau1.A2" office:value-type="string">
            <text:p text:style-name="P44">Elliot souhaite enregistrer numériquement un groupe de musique ; la fréquence d’échantillonnage qu’il va choisir sera plutôt de</text:p>
          </table:table-cell>
          <table:table-cell table:style-name="Tableau1.B2" office:value-type="string">
            <text:p text:style-name="P44">20000Hz</text:p>
          </table:table-cell>
          <table:table-cell table:style-name="Tableau1.B2" office:value-type="string">
            <text:p text:style-name="P44">200000Hz</text:p>
          </table:table-cell>
          <table:table-cell table:style-name="Tableau1.B2" office:value-type="string">
            <text:p text:style-name="P44">50Hz</text:p>
          </table:table-cell>
          <table:table-cell table:style-name="Tableau1.B2" office:value-type="string">
            <text:p text:style-name="P44">aucune de ces fréquences</text:p>
          </table:table-cell>
          <table:table-cell table:style-name="Tableau1.F2" office:value-type="string">
            <text:p text:style-name="P37">D</text:p>
          </table:table-cell>
        </table:table-row>
      </table:table>
      <text:p text:style-name="P9"/>
      <text:h text:style-name="P2" text:outline-level="2">Question 8 (<text:span text:style-name="T34">3</text:span> point)</text:h>
      <text:p text:style-name="P23">Après les étapes d’échantillonnage et de quantification, on obtient les valeurs suivantes :</text:p>
      <text:p text:style-name="P23"/>
      <table:table table:name="Tableau3" table:style-name="Tableau3" table:template-name="Black 1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42">Temps (en milliseconde)</text:p>
          </table:table-cell>
          <table:table-cell table:style-name="Tableau3.B1" office:value-type="string">
            <text:p text:style-name="P43">Valeur</text:p>
          </table:table-cell>
        </table:table-row>
        <table:table-row table:style-name="Tableau3.1">
          <table:table-cell table:style-name="Tableau3.A2" office:value-type="string">
            <text:p text:style-name="P36">1<text:span text:style-name="T12">10</text:span></text:p>
          </table:table-cell>
          <table:table-cell table:style-name="Tableau3.B2" office:value-type="float" office:value="1102">
            <text:p text:style-name="P36"><text:span text:style-name="T1">1</text:span><text:span text:style-name="T2">1</text:span><text:span text:style-name="T1">0</text:span><text:span text:style-name="T12">2</text:span></text:p>
          </table:table-cell>
        </table:table-row>
        <table:table-row table:style-name="Tableau3.3">
          <table:table-cell table:style-name="Tableau3.A2" office:value-type="string">
            <text:p text:style-name="P36">2<text:span text:style-name="T12">10</text:span></text:p>
          </table:table-cell>
          <table:table-cell table:style-name="Tableau3.B2" office:value-type="float" office:value="1102">
            <text:p text:style-name="P36"><text:span text:style-name="T1">1</text:span><text:span text:style-name="T2">1</text:span><text:span text:style-name="T1">0</text:span><text:span text:style-name="T12">2</text:span></text:p>
          </table:table-cell>
        </table:table-row>
        <table:table-row table:style-name="Tableau3.1">
          <table:table-cell table:style-name="Tableau3.A2" office:value-type="string">
            <text:p text:style-name="P36">3<text:span text:style-name="T12">10</text:span></text:p>
          </table:table-cell>
          <table:table-cell table:style-name="Tableau3.B2" office:value-type="float" office:value="1002">
            <text:p text:style-name="P36">100<text:span text:style-name="T12">2</text:span></text:p>
          </table:table-cell>
        </table:table-row>
        <table:table-row table:style-name="Tableau3.1">
          <table:table-cell table:style-name="Tableau3.A2" office:value-type="string">
            <text:p text:style-name="P36">4<text:span text:style-name="T12">10</text:span></text:p>
          </table:table-cell>
          <table:table-cell table:style-name="Tableau3.B2" office:value-type="float" office:value="1102">
            <text:p text:style-name="P36"><text:span text:style-name="T1">1</text:span><text:span text:style-name="T2">1</text:span><text:span text:style-name="T1">0</text:span><text:span text:style-name="T12">2</text:span></text:p>
          </table:table-cell>
        </table:table-row>
        <table:table-row table:style-name="Tableau3.1">
          <table:table-cell table:style-name="Tableau3.A2" office:value-type="string">
            <text:p text:style-name="P36">5<text:span text:style-name="T12">10</text:span></text:p>
          </table:table-cell>
          <table:table-cell table:style-name="Tableau3.B2" office:value-type="float" office:value="1002">
            <text:p text:style-name="P36"><text:span text:style-name="T1">100</text:span><text:span text:style-name="T12">2</text:span></text:p>
          </table:table-cell>
        </table:table-row>
      </table:table>
      <text:p text:style-name="P23"/>
      <text:h text:style-name="P4" text:outline-level="3"><text:span text:style-name="T35">8</text:span>.a Combien de bits ont été utilisés pour la quantification ?</text:h>
      <text:p text:style-name="P10">Réponse : <text:span text:style-name="T42">3</text:span></text:p>
      <text:p text:style-name="P23"/>
      <text:h text:style-name="P4" text:outline-level="3"><text:span text:style-name="T35">8</text:span>.b <text:span text:style-name="T3">Quelle est la fréquence d’échantillonnage utilisée dans les enregistrements </text:span><text:span text:style-name="T4">de qualité CD</text:span><text:span text:style-name="T3"> ?</text:span></text:h>
      <text:p text:style-name="P11">Réponse :<text:span text:style-name="T42">44 KHz</text:span></text:p>
      <text:p text:style-name="P24"/>
      <text:h text:style-name="P3" text:outline-level="3"><text:span text:style-name="T35">8</text:span>.c <text:span text:style-name="T36">Combien de bits par canal sont utilisés dans les enregistrements </text:span><text:span text:style-name="T37">de qualité CD</text:span><text:span text:style-name="T3"> ?</text:span></text:h>
      <text:p text:style-name="P46"><text:span text:style-name="T1">Réponse :</text:span><text:span text:style-name="T5">16 bits par cana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horndale" svg:font-family="Thorndale" style:font-family-generic="roman"/>
    <style:font-face style:name="Thorndale1" svg:font-family="Thorndale" style:font-family-generic="roman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CH">
      <number:number number:min-integer-digits="1"/>
    </number:number-style>
    <number:text-style style:name="N10100" number:language="fr" number:country="CH">
      <number:text-content/>
    </number:text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style:style style:name="Black_20_1.1" style:display-name="Black 1.1" style:family="table-cell" style:data-style-name="N10100">
      <style:table-cell-properties fo:background-color="#000000" fo:border-top="0.06pt solid #000000" fo:padding="0cm" fo:padding-left="0cm" fo:padding-right="0cm" fo:padding-top="0cm" fo:padding-bottom="0cm"/>
      <style:text-properties fo:color="#ffffff" fo:font-weight="bold" fo:font-style="italic" style:font-name="Thorndale" fo:font-family="Thorndale" style:font-weight-asian="bold" style:font-style-asian="italic" style:font-name-asian="Andale Sans UI" style:font-family-asian="'Andale Sans UI'" style:font-weight-complex="bold" style:font-style-complex="italic" style:font-name-complex="Tahoma" style:font-family-complex="Tahoma"/>
    </style:style>
    <style:style style:name="Black_20_1.2" style:display-name="Black 1.2" style:family="table-cell" style:data-style-name="N10000">
      <style:table-cell-properties fo:background-color="#ffffff" fo:border-bottom="0.06pt solid #000000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3" style:display-name="Black 1.3" style:family="table-cell" style:data-style-name="N10100">
      <style:table-cell-properties fo:background-color="#ffffff" fo:border-left="0.06pt solid #000000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4" style:display-name="Black 1.4" style:family="table-cell" style:data-style-name="N10000">
      <style:table-cell-properties fo:background-color="#ffffff" fo:border-right="0.06pt solid #000000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5" style:display-name="Black 1.5" style:family="table-cell" style:data-style-name="N10000">
      <style:table-cell-properties fo:background-color="#ffffff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6" style:display-name="Black 1.6" style:family="table-cell" style:data-style-name="N10100">
      <style:table-cell-properties fo:background-color="#ffffff" fo:border-left="0.06pt solid #000000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7" style:display-name="Black 1.7" style:family="table-cell" style:data-style-name="N10000">
      <style:table-cell-properties fo:background-color="#ffffff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8" style:display-name="Black 1.8" style:family="table-cell" style:data-style-name="N10000">
      <style:table-cell-properties fo:background-color="#ffffff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9" style:display-name="Black 1.9" style:family="table-cell" style:data-style-name="N10000">
      <style:table-cell-properties fo:background-color="#ffffff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10" style:display-name="Black 1.10" style:family="table-cell" style:data-style-name="N10000">
      <style:table-cell-properties fo:background-color="#ffffff" fo:border-right="0.06pt solid #000000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11" style:display-name="Black 1.11" style:family="table-cell" style:data-style-name="N10100">
      <style:table-cell-properties fo:background-color="#000000" fo:border-left="0.06pt solid #000000" fo:border-top="0.06pt solid #000000" fo:padding="0cm" fo:padding-left="0cm" fo:padding-right="0cm" fo:padding-top="0cm" fo:padding-bottom="0cm"/>
      <style:text-properties fo:color="#ffffff" fo:font-weight="bold" fo:font-style="italic" style:font-name="Thorndale" fo:font-family="Thorndale" style:font-weight-asian="bold" style:font-style-asian="italic" style:font-name-asian="Andale Sans UI" style:font-family-asian="'Andale Sans UI'" style:font-weight-complex="bold" style:font-style-complex="italic" style:font-name-complex="Tahoma" style:font-family-complex="Tahoma"/>
    </style:style>
    <style:style style:name="Black_20_1.12" style:display-name="Black 1.12" style:family="table-cell" style:data-style-name="N10100">
      <style:table-cell-properties fo:background-color="#000000" fo:border-right="0.06pt solid #000000" fo:border-top="0.06pt solid #000000" fo:padding="0cm" fo:padding-left="0cm" fo:padding-right="0cm" fo:padding-top="0cm" fo:padding-bottom="0cm"/>
      <style:text-properties fo:color="#ffffff" fo:font-weight="bold" fo:font-style="italic" style:font-name="Thorndale" fo:font-family="Thorndale" style:font-weight-asian="bold" style:font-style-asian="italic" style:font-name-asian="Andale Sans UI" style:font-family-asian="'Andale Sans UI'" style:font-weight-complex="bold" style:font-style-complex="italic" style:font-name-complex="Tahoma" style:font-family-complex="Tahoma"/>
    </style:style>
    <style:style style:name="Black_20_1.13" style:display-name="Black 1.13" style:family="table-cell" style:data-style-name="N10100">
      <style:table-cell-properties fo:background-color="#ffffff" fo:border-left="0.06pt solid #000000" fo:border-bottom="0.06pt solid #000000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14" style:display-name="Black 1.14" style:family="table-cell" style:data-style-name="N10000">
      <style:table-cell-properties fo:background-color="#ffffff" fo:border-right="0.06pt solid #000000" fo:border-bottom="0.06pt solid #000000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15" style:display-name="Black 1.15" style:family="table-cell" style:data-style-name="N10100">
      <style:table-cell-properties fo:background-color="#000000" fo:border-top="0.06pt solid #000000" fo:padding="0cm" fo:padding-left="0cm" fo:padding-right="0cm" fo:padding-top="0cm" fo:padding-bottom="0cm"/>
      <style:text-properties fo:color="#ffffff" fo:font-weight="bold" fo:font-style="italic" style:font-name="Thorndale" fo:font-family="Thorndale" style:font-weight-asian="bold" style:font-style-asian="italic" style:font-name-asian="Andale Sans UI" style:font-family-asian="'Andale Sans UI'" style:font-weight-complex="bold" style:font-style-complex="italic" style:font-name-complex="Tahoma" style:font-family-complex="Tahoma"/>
    </style:style>
    <style:style style:name="Black_20_1.16" style:display-name="Black 1.16" style:family="table-cell" style:data-style-name="N10000">
      <style:table-cell-properties fo:background-color="#ffffff" fo:border-bottom="0.06pt solid #000000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Black 1" table:first-row-end-column="row" table:first-row-start-column="row" table:last-row-end-column="row" table:last-row-start-column="row">
      <table:first-row table:style-name="Black_20_1.1"/>
      <table:last-row table:style-name="Black_20_1.2"/>
      <table:first-column table:style-name="Black_20_1.3"/>
      <table:last-column table:style-name="Black_20_1.4"/>
      <table:body table:style-name="Black_20_1.9"/>
      <table:even-rows table:style-name="Black_20_1.5"/>
      <table:odd-rows table:style-name="Black_20_1.6"/>
      <table:even-columns table:style-name="Black_20_1.7"/>
      <table:odd-columns table:style-name="Black_20_1.8"/>
      <table:background table:style-name="Black_20_1.10"/>
      <loext:first-row-even-column table:style-name="Black_20_1.15"/>
      <loext:last-row-even-column table:style-name="Black_20_1.16"/>
      <loext:first-row-end-column table:style-name="Black_20_1.12"/>
      <loext:first-row-start-column table:style-name="Black_20_1.11"/>
      <loext:last-row-end-column table:style-name="Black_20_1.14"/>
      <loext:last-row-start-column table:style-name="Black_20_1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ncent Keller</meta:initial-creator>
    <meta:creation-date>2022-11-09T13:52:29.697555725</meta:creation-date>
    <dc:date>2022-11-09T14:01:35.005265258</dc:date>
    <dc:creator>Vincent Keller</dc:creator>
    <meta:editing-duration>PT9M5S</meta:editing-duration>
    <meta:editing-cycles>5</meta:editing-cycles>
    <meta:generator>LibreOffice/7.3.5.2$Linux_X86_64 LibreOffice_project/184fe81b8c8c30d8b5082578aee2fed2ea847c01</meta:generator>
    <meta:document-statistic meta:table-count="4" meta:image-count="0" meta:object-count="0" meta:page-count="3" meta:paragraph-count="103" meta:word-count="542" meta:character-count="3099" meta:non-whitespace-character-count="2652"/>
  </office:meta>
</office:document-meta>
</file>